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86" calcext:value-type="float">
            <text:p>86</text:p>
          </table:table-cell>
          <table:table-cell table:style-name="ce14" table:formula="of:=ORG.LIBREOFFICE.RAWSUBTRACT( [.B113];10)" office:value-type="float" office:value="76" calcext:value-type="float">
            <text:p>76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82" calcext:value-type="float">
            <text:p>82</text:p>
          </table:table-cell>
          <table:table-cell table:style-name="ce14" table:formula="of:=ORG.LIBREOFFICE.RAWSUBTRACT( [.B114];10)" office:value-type="float" office:value="72" calcext:value-type="float">
            <text:p>72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49" calcext:value-type="float">
            <text:p>49</text:p>
          </table:table-cell>
          <table:table-cell table:style-name="ce14" table:formula="of:=ORG.LIBREOFFICE.RAWSUBTRACT( [.B115];10)" office:value-type="float" office:value="39" calcext:value-type="float">
            <text:p>39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Low" calcext:value-type="string">
            <text:p>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79" calcext:value-type="float">
            <text:p>79</text:p>
          </table:table-cell>
          <table:table-cell table:style-name="ce14" table:formula="of:=ORG.LIBREOFFICE.RAWSUBTRACT( [.B116];10)" office:value-type="float" office:value="69" calcext:value-type="float">
            <text:p>69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38" calcext:value-type="float">
            <text:p>38</text:p>
          </table:table-cell>
          <table:table-cell table:style-name="ce14" table:formula="of:=ORG.LIBREOFFICE.RAWSUBTRACT( [.B117];10)" office:value-type="float" office:value="28" calcext:value-type="float">
            <text:p>28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Low" calcext:value-type="string">
            <text:p>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2:15:31.625755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5T12:24:26.254688307</dc:date>
    <meta:editing-duration>PT15H2M33S</meta:editing-duration>
    <meta:editing-cycles>44</meta:editing-cycles>
    <meta:document-statistic meta:table-count="1" meta:cell-count="1255" meta:object-count="0"/>
  </office:meta>
</office:document-meta>
</file>